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16.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Problem Statement</text:span></text:p>
      <text:p text:style-name="P1"><text:span text:style-name="T2">Create class Sim with below attributes: simId - int customerName - String balance - double ratePerSecond - double circle - String</text:span></text:p>
      <text:p text:style-name="P1"><text:span text:style-name="T2"/></text:p>
      <text:p text:style-name="P1"><text:span text:style-name="T2">Create class Solution and implement static method "transferCircle" in the Solution class. This method will take array of Sim objects, circle1 String and circle2 string as parameters. And will return another Sim array where the circle1 matches with the circle parameter of the original Sim array and the circle parameter of the new array is set to circle2 and is also sorted by means of ratePerSecond attribute in desending order.</text:span></text:p>
      <text:p text:style-name="P1"><text:span text:style-name="T2"/></text:p>
      <text:p text:style-name="P1"><text:span text:style-name="T2">Write necessary getters and setters.</text:span></text:p>
      <text:p text:style-name="P1"><text:span text:style-name="T2"/></text:p>
      <text:p text:style-name="P1"><text:span text:style-name="T2">Before calling "transferCircle" method in the main method, read values for four Sim objects referring the attributes in above sequence along with a String circlee1 and circle2. Then call the "transferCircle" method and write logic in main method to print all the attributes of the result obtained.</text:span></text:p>
      <text:p text:style-name="P1"><text:span text:style-name="T2"/></text:p>
      <text:p text:style-name="P1"><text:span text:style-name="T2">Input</text:span></text:p>
      <text:p text:style-name="P1"><text:span text:style-name="T2">1</text:span></text:p>
      <text:p text:style-name="P1"><text:span text:style-name="T2">raju</text:span></text:p>
      <text:p text:style-name="P1"><text:span text:style-name="T2">130</text:span></text:p>
      <text:p text:style-name="P1"><text:span text:style-name="T2">1.32</text:span></text:p>
      <text:p text:style-name="P1"><text:span text:style-name="T2">mum</text:span></text:p>
      <text:p text:style-name="P1"><text:span text:style-name="T2">2</text:span></text:p>
      <text:p text:style-name="P1"><text:span text:style-name="T2">sachin</text:span></text:p>
      <text:p text:style-name="P1"><text:span text:style-name="T2">120</text:span></text:p>
      <text:p text:style-name="P1"><text:span text:style-name="T2">2.26</text:span></text:p>
      <text:p text:style-name="P1"><text:span text:style-name="T2">ahd</text:span></text:p>
      <text:p text:style-name="P1"><text:span text:style-name="T2">3</text:span></text:p>
      <text:p text:style-name="P1"><text:span text:style-name="T2">ram</text:span></text:p>
      <text:p text:style-name="P1"><text:span text:style-name="T2">200</text:span></text:p>
      <text:p text:style-name="P1"><text:span text:style-name="T2">2.54</text:span></text:p>
      <text:p text:style-name="P1"><text:span text:style-name="T2">kol</text:span></text:p>
      <text:p text:style-name="P1"><text:span text:style-name="T2">4</text:span></text:p>
      <text:p text:style-name="P1"><text:span text:style-name="T2">shubham</text:span></text:p>
      <text:p text:style-name="P1"><text:span text:style-name="T2">640</text:span></text:p>
      <text:p text:style-name="P1"><text:span text:style-name="T2">3.21</text:span></text:p>
      <text:p text:style-name="P1"><text:span text:style-name="T2">ahd</text:span></text:p>
      <text:p text:style-name="P1"><text:span text:style-name="T2">5</text:span></text:p>
      <text:p text:style-name="P1"><text:span text:style-name="T2">kalpesh</text:span></text:p>
      <text:p text:style-name="P1"><text:span text:style-name="T2">150</text:span></text:p>
      <text:p text:style-name="P1"><text:span text:style-name="T2">1.8</text:span></text:p>
      <text:p text:style-name="P1"><text:span text:style-name="T2">ahd</text:span></text:p>
      <text:p text:style-name="P1"><text:span text:style-name="T2">ahd</text:span></text:p>
      <text:p text:style-name="P1"><text:span text:style-name="T2">kol</text:span></text:p>
      <text:p text:style-name="P1"><text:span text:style-name="T2">Output</text:span></text:p>
      <text:p text:style-name="P1"><text:span text:style-name="T2">4 shubham kol 3.21</text:span></text:p>
      <text:p text:style-name="P1"><text:span text:style-name="T2">2 sachin kol 2.26</text:span></text:p>
      <text:p text:style-name="P1"><text:span text:style-name="T2">5 kalpesh kol 1.8</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